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/>
    </style:style>
    <style:style style:name="T4" style:family="text">
      <style:text-properties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RIO:</text:p>
      <text:p text:style-name="P2">HTML: Hyper text mark language </text:p>
      <text:p text:style-name="P2">CSS: Cascade stylesheet </text:p>
      <text:p text:style-name="P2">SGL: </text:p>
      <text:p text:style-name="P2">SGML: <text:span text:style-name="T2">S</text:span><text:span text:style-name="T1">tandard </text:span><text:span text:style-name="T2">G</text:span><text:span text:style-name="T1">eneralized </text:span><text:span text:style-name="T2">M</text:span><text:span text:style-name="T1">arkup </text:span><text:span text:style-name="T2">L</text:span><text:span text:style-name="T1">anguage</text:span></text:p>
      <text:p text:style-name="P2"><text:span text:style-name="T1">XML: Extended Marked Language.</text:span></text:p>
      <text:p text:style-name="P2"><text:span text:style-name="T1">RTF:</text:span><text:span text:style-name="T1">Rich Text Format</text:span></text:p>
      <text:p text:style-name="P2"><text:span text:style-name="T2">EBML: E</text:span><text:span text:style-name="T1">xtensible </text:span><text:span text:style-name="T2">B</text:span><text:span text:style-name="T1">inary </text:span><text:span text:style-name="T2">M</text:span><text:span text:style-name="T1">eta </text:span><text:span text:style-name="T2">L</text:span><text:span text:style-name="T1">anguage, derivado de XML</text:span></text:p>
      <text:p text:style-name="P2"><text:span text:style-name="T1">XHTML: eXtensible HyperText Markup Language</text:span></text:p>
      <text:p text:style-name="P2"><text:span text:style-name="T6">SMIL: Synchronized Multimedia Integration Language</text:span></text:p>
      <text:p text:style-name="P2"><text:span text:style-name="T1"><text:tab/><text:tab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5:21:24.166679201</meta:creation-date>
    <dc:date>2019-09-27T16:18:09.669644029</dc:date>
    <meta:editing-duration>PT14M34S</meta:editing-duration>
    <meta:editing-cycles>1</meta:editing-cycles>
    <meta:document-statistic meta:table-count="0" meta:image-count="0" meta:object-count="0" meta:page-count="1" meta:paragraph-count="11" meta:word-count="40" meta:character-count="310" meta:non-whitespace-character-count="275"/>
    <meta:generator>LibreOffice/6.0.7.3$Linux_X86_64 LibreOffice_project/00m0$Build-3</meta:generator>
  </office:meta>
</office:document-meta>
</file>